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1.361in"/>
    </style:style>
    <style:style style:name="ro1" style:family="table-row">
      <style:table-row-properties style:row-height="0.2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/>
    <style:style style:name="ce6" style:family="table-cell" style:parent-style-name="Default" style:data-style-name="N4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 style:data-style-name="N11"/>
    <style:style style:name="ce11" style:family="table-cell" style:parent-style-name="Default" style:data-style-name="N11"/>
    <style:style style:name="ce1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2598in" svg:y="4.9815in">
            <draw:object draw:notify-on-update-of-ranges="Sheet1.D5:Sheet1.D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57in" svg:height="3.5402in" svg:x="7.3031in" svg:y="5.4047in">
            <draw:object draw:notify-on-update-of-ranges="Sheet1.E5:Sheet1.E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7"/>
        <table:table-column table:style-name="co6" table:default-cell-style-name="ce8"/>
        <table:table-column table:style-name="co2" table:default-cell-style-name="ce9"/>
        <table:table-column table:style-name="co2" table:number-columns-repeated="2" table:default-cell-style-name="Default"/>
        <table:table-column table:style-name="co2" table:number-columns-repeated="4" table:default-cell-style-name="ce10"/>
        <table:table-column table:style-name="co2" table:default-cell-style-name="Default"/>
        <table:table-column table:style-name="co2" table:default-cell-style-name="ce12"/>
        <table:table-column table:style-name="co2" table:number-columns-repeated="1009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36" table:number-rows-spanned="1">
            <text:p><text:s text:c="176"/>Employee Gradebook <text:s text:c="21"/>Wa_Kipawa Co.</text:p>
          </table:table-cell>
          <table:covered-table-cell table:style-name="ce1" office:value-type="string" calcext:value-type="string">
            <text:p>Wa_Kipawas’ Co.</text:p>
          </table:covered-table-cell>
          <table:covered-table-cell table:number-columns-repeated="34" table:style-name="ce1"/>
          <table:table-cell table:style-name="ce1" table:number-columns-repeated="987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 table:number-columns-spanned="2" table:number-rows-spanned="1">
            <text:p>Employee Details</text:p>
          </table:table-cell>
          <table:covered-table-cell/>
          <table:table-cell table:style-name="ce4" office:value-type="string" calcext:value-type="string">
            <text:p>Safety Test</text:p>
          </table:table-cell>
          <table:table-cell table:style-name="ce4" office:value-type="string" calcext:value-type="string">
            <text:p>Company Philosophy Test</text:p>
          </table:table-cell>
          <table:table-cell table:style-name="ce4" office:value-type="string" calcext:value-type="string">
            <text:p>Financial Skill Test</text:p>
          </table:table-cell>
          <table:table-cell table:style-name="ce4" office:value-type="string" calcext:value-type="string">
            <text:p>Drug Test</text:p>
          </table:table-cell>
          <table:table-cell table:number-columns-repeated="2"/>
          <table:table-cell table:style-name="ce4" office:value-type="string" calcext:value-type="string">
            <text:p>Safety Test</text:p>
          </table:table-cell>
          <table:table-cell table:style-name="ce4" office:value-type="string" calcext:value-type="string">
            <text:p>Company Philosophy Test</text:p>
          </table:table-cell>
          <table:table-cell table:style-name="ce4" office:value-type="string" calcext:value-type="string">
            <text:p>Financial Skill Test</text:p>
          </table:table-cell>
          <table:table-cell table:style-name="ce4" office:value-type="string" calcext:value-type="string">
            <text:p>Drug Test</text:p>
          </table:table-cell>
          <table:table-cell/>
          <table:table-cell table:style-name="Default" office:value-type="string" calcext:value-type="string">
            <text:p>Fire Employee</text:p>
          </table:table-cell>
          <table:table-cell table:number-columns-repeated="1009"/>
        </table:table-row>
        <table:table-row table:style-name="ro2">
          <table:table-cell table:style-name="ce2" table:number-columns-repeated="2"/>
          <table:table-cell office:value-type="string" calcext:value-type="string">
            <text:p>Points Possibl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00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Last Name </text:p>
          </table:table-cell>
          <table:table-cell office:value-type="string" calcext:value-type="string">
            <text:p>First Name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Kern </text:p>
          </table:table-cell>
          <table:table-cell office:value-type="string" calcext:value-type="string">
            <text:p>John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5]/[.D$3]" office:value-type="percentage" office:value="1" calcext:value-type="percentage">
            <text:p>100.00%</text:p>
          </table:table-cell>
          <table:table-cell table:formula="of:=[.E5]/[.E$3]" office:value-type="percentage" office:value="0.95" calcext:value-type="percentage">
            <text:p>95.00%</text:p>
          </table:table-cell>
          <table:table-cell table:formula="of:=[.F5]/[.F$3]" office:value-type="percentage" office:value="0.79" calcext:value-type="percentage">
            <text:p>79.00%</text:p>
          </table:table-cell>
          <table:table-cell table:formula="of:=[.G5]/[.G$3]" office:value-type="percentage" office:value="1" calcext:value-type="percentage">
            <text:p>100.00%</text:p>
          </table:table-cell>
          <table:table-cell/>
          <table:table-cell table:formula="of:=OR([.J5]&lt;0.5;[.K5]&lt;0.5;[.L5]&lt;0.5;[.M5]&lt;0.5)" office:value-type="boolean" office:boolean-value="false" calcext:value-type="boolean">
            <text:p>FALSE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Kamau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6]/[.D$3]" office:value-type="percentage" office:value="0.8" calcext:value-type="percentage">
            <text:p>80.00%</text:p>
          </table:table-cell>
          <table:table-cell table:formula="of:=[.E6]/[.E$3]" office:value-type="percentage" office:value="1" calcext:value-type="percentage">
            <text:p>100.00%</text:p>
          </table:table-cell>
          <table:table-cell table:formula="of:=[.F6]/[.F$3]" office:value-type="percentage" office:value="0.8" calcext:value-type="percentage">
            <text:p>80.00%</text:p>
          </table:table-cell>
          <table:table-cell table:formula="of:=[.G6]/[.G$3]" office:value-type="percentage" office:value="1" calcext:value-type="percentage">
            <text:p>100.00%</text:p>
          </table:table-cell>
          <table:table-cell/>
          <table:table-cell table:formula="of:=OR([.J6]&lt;0.5;[.K6]&lt;0.5;[.L6]&lt;0.5;[.M6]&lt;0.5)" office:value-type="boolean" office:boolean-value="false" calcext:value-type="boolean">
            <text:p>FALSE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utie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7]/[.D$3]" office:value-type="percentage" office:value="0.9" calcext:value-type="percentage">
            <text:p>90.00%</text:p>
          </table:table-cell>
          <table:table-cell table:formula="of:=[.E7]/[.E$3]" office:value-type="percentage" office:value="0.8" calcext:value-type="percentage">
            <text:p>80.00%</text:p>
          </table:table-cell>
          <table:table-cell table:formula="of:=[.F7]/[.F$3]" office:value-type="percentage" office:value="0.98" calcext:value-type="percentage">
            <text:p>98.00%</text:p>
          </table:table-cell>
          <table:table-cell table:formula="of:=[.G7]/[.G$3]" office:value-type="percentage" office:value="1" calcext:value-type="percentage">
            <text:p>100.00%</text:p>
          </table:table-cell>
          <table:table-cell/>
          <table:table-cell table:formula="of:=OR([.J7]&lt;0.5;[.K7]&lt;0.5;[.L7]&lt;0.5;[.M7]&lt;0.5)" office:value-type="boolean" office:boolean-value="false" calcext:value-type="boolean">
            <text:p>FALSE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Joseph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8]/[.D$3]" office:value-type="percentage" office:value="1" calcext:value-type="percentage">
            <text:p>100.00%</text:p>
          </table:table-cell>
          <table:table-cell table:formula="of:=[.E8]/[.E$3]" office:value-type="percentage" office:value="0.75" calcext:value-type="percentage">
            <text:p>75.00%</text:p>
          </table:table-cell>
          <table:table-cell table:formula="of:=[.F8]/[.F$3]" office:value-type="percentage" office:value="1" calcext:value-type="percentage">
            <text:p>100.00%</text:p>
          </table:table-cell>
          <table:table-cell table:formula="of:=[.G8]/[.G$3]" office:value-type="percentage" office:value="1" calcext:value-type="percentage">
            <text:p>100.00%</text:p>
          </table:table-cell>
          <table:table-cell/>
          <table:table-cell table:formula="of:=OR([.J8]&lt;0.5;[.K8]&lt;0.5;[.L8]&lt;0.5;[.M8]&lt;0.5)" office:value-type="boolean" office:boolean-value="false" calcext:value-type="boolean">
            <text:p>FALSE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Kyl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9]/[.D$3]" office:value-type="percentage" office:value="0.5" calcext:value-type="percentage">
            <text:p>50.00%</text:p>
          </table:table-cell>
          <table:table-cell table:formula="of:=[.E9]/[.E$3]" office:value-type="percentage" office:value="0.65" calcext:value-type="percentage">
            <text:p>65.00%</text:p>
          </table:table-cell>
          <table:table-cell table:formula="of:=[.F9]/[.F$3]" office:value-type="percentage" office:value="0.79" calcext:value-type="percentage">
            <text:p>79.00%</text:p>
          </table:table-cell>
          <table:table-cell table:formula="of:=[.G9]/[.G$3]" office:value-type="percentage" office:value="1" calcext:value-type="percentage">
            <text:p>100.00%</text:p>
          </table:table-cell>
          <table:table-cell/>
          <table:table-cell table:formula="of:=OR([.J9]&lt;0.5;[.K9]&lt;0.5;[.L9]&lt;0.5;[.M9]&lt;0.5)" office:value-type="boolean" office:boolean-value="false" calcext:value-type="boolean">
            <text:p>FALSE</text:p>
          </table:table-cell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Monica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10]/[.D$3]" office:value-type="percentage" office:value="0.6" calcext:value-type="percentage">
            <text:p>60.00%</text:p>
          </table:table-cell>
          <table:table-cell table:formula="of:=[.E10]/[.E$3]" office:value-type="percentage" office:value="0.7" calcext:value-type="percentage">
            <text:p>70.00%</text:p>
          </table:table-cell>
          <table:table-cell table:formula="of:=[.F10]/[.F$3]" office:value-type="percentage" office:value="0.7" calcext:value-type="percentage">
            <text:p>70.00%</text:p>
          </table:table-cell>
          <table:table-cell table:formula="of:=[.G10]/[.G$3]" office:value-type="percentage" office:value="0" calcext:value-type="percentage">
            <text:p>0.00%</text:p>
          </table:table-cell>
          <table:table-cell/>
          <table:table-cell table:formula="of:=OR([.J10]&lt;0.5;[.K10]&lt;0.5;[.L10]&lt;0.5;[.M10]&lt;0.5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Katrina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1]/[.D$3]" office:value-type="percentage" office:value="0.7" calcext:value-type="percentage">
            <text:p>70.00%</text:p>
          </table:table-cell>
          <table:table-cell table:formula="of:=[.E11]/[.E$3]" office:value-type="percentage" office:value="0.75" calcext:value-type="percentage">
            <text:p>75.00%</text:p>
          </table:table-cell>
          <table:table-cell table:formula="of:=[.F11]/[.F$3]" office:value-type="percentage" office:value="0.9" calcext:value-type="percentage">
            <text:p>90.00%</text:p>
          </table:table-cell>
          <table:table-cell table:formula="of:=[.G11]/[.G$3]" office:value-type="percentage" office:value="1" calcext:value-type="percentage">
            <text:p>100.00%</text:p>
          </table:table-cell>
          <table:table-cell/>
          <table:table-cell table:formula="of:=OR([.J11]&lt;0.5;[.K11]&lt;0.5;[.L11]&lt;0.5;[.M11]&lt;0.5)" office:value-type="boolean" office:boolean-value="false" calcext:value-type="boolean">
            <text:p>FALSE</text:p>
          </table:table-cell>
          <table:table-cell table:number-columns-repeated="100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mali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2]/[.D$3]" office:value-type="percentage" office:value="1" calcext:value-type="percentage">
            <text:p>100.00%</text:p>
          </table:table-cell>
          <table:table-cell table:formula="of:=[.E12]/[.E$3]" office:value-type="percentage" office:value="0.85" calcext:value-type="percentage">
            <text:p>85.00%</text:p>
          </table:table-cell>
          <table:table-cell table:formula="of:=[.F12]/[.F$3]" office:value-type="percentage" office:value="0.93" calcext:value-type="percentage">
            <text:p>93.00%</text:p>
          </table:table-cell>
          <table:table-cell table:formula="of:=[.G12]/[.G$3]" office:value-type="percentage" office:value="1" calcext:value-type="percentage">
            <text:p>100.00%</text:p>
          </table:table-cell>
          <table:table-cell/>
          <table:table-cell table:formula="of:=OR([.J12]&lt;0.5;[.K12]&lt;0.5;[.L12]&lt;0.5;[.M12]&lt;0.5)" office:value-type="boolean" office:boolean-value="false" calcext:value-type="boolean">
            <text:p>FALSE</text:p>
          </table:table-cell>
          <table:table-cell table:number-columns-repeated="100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nadetta</text:p>
          </table:table-cell>
          <table:table-cell office:value-type="string" calcext:value-type="string">
            <text:p>Mary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3]/[.D$3]" office:value-type="percentage" office:value="0.9" calcext:value-type="percentage">
            <text:p>90.00%</text:p>
          </table:table-cell>
          <table:table-cell table:formula="of:=[.E13]/[.E$3]" office:value-type="percentage" office:value="0.9" calcext:value-type="percentage">
            <text:p>90.00%</text:p>
          </table:table-cell>
          <table:table-cell table:formula="of:=[.F13]/[.F$3]" office:value-type="percentage" office:value="0.95" calcext:value-type="percentage">
            <text:p>95.00%</text:p>
          </table:table-cell>
          <table:table-cell table:formula="of:=[.G13]/[.G$3]" office:value-type="percentage" office:value="1" calcext:value-type="percentage">
            <text:p>100.00%</text:p>
          </table:table-cell>
          <table:table-cell/>
          <table:table-cell table:formula="of:=OR([.J13]&lt;0.5;[.K13]&lt;0.5;[.L13]&lt;0.5;[.M13]&lt;0.5)" office:value-type="boolean" office:boolean-value="false" calcext:value-type="boolean">
            <text:p>FALSE</text:p>
          </table:table-cell>
          <table:table-cell table:number-columns-repeated="100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enard</text:p>
          </table:table-cell>
          <table:table-cell office:value-type="string" calcext:value-type="string">
            <text:p>Pius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4]/[.D$3]" office:value-type="percentage" office:value="0.8" calcext:value-type="percentage">
            <text:p>80.00%</text:p>
          </table:table-cell>
          <table:table-cell table:formula="of:=[.E14]/[.E$3]" office:value-type="percentage" office:value="0.95" calcext:value-type="percentage">
            <text:p>95.00%</text:p>
          </table:table-cell>
          <table:table-cell table:formula="of:=[.F14]/[.F$3]" office:value-type="percentage" office:value="0.94" calcext:value-type="percentage">
            <text:p>94.00%</text:p>
          </table:table-cell>
          <table:table-cell table:formula="of:=[.G14]/[.G$3]" office:value-type="percentage" office:value="1" calcext:value-type="percentage">
            <text:p>100.00%</text:p>
          </table:table-cell>
          <table:table-cell/>
          <table:table-cell table:formula="of:=OR([.J14]&lt;0.5;[.K14]&lt;0.5;[.L14]&lt;0.5;[.M14]&lt;0.5)" office:value-type="boolean" office:boolean-value="false" calcext:value-type="boolean">
            <text:p>FALSE</text:p>
          </table:table-cell>
          <table:table-cell table:number-columns-repeated="100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ibiana</text:p>
          </table:table-cell>
          <table:table-cell office:value-type="string" calcext:value-type="string">
            <text:p>Ros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5]/[.D$3]" office:value-type="percentage" office:value="0.7" calcext:value-type="percentage">
            <text:p>70.00%</text:p>
          </table:table-cell>
          <table:table-cell table:formula="of:=[.E15]/[.E$3]" office:value-type="percentage" office:value="1" calcext:value-type="percentage">
            <text:p>100.00%</text:p>
          </table:table-cell>
          <table:table-cell table:formula="of:=[.F15]/[.F$3]" office:value-type="percentage" office:value="0.97" calcext:value-type="percentage">
            <text:p>97.00%</text:p>
          </table:table-cell>
          <table:table-cell table:formula="of:=[.G15]/[.G$3]" office:value-type="percentage" office:value="1" calcext:value-type="percentage">
            <text:p>100.00%</text:p>
          </table:table-cell>
          <table:table-cell/>
          <table:table-cell table:formula="of:=OR([.J15]&lt;0.5;[.K15]&lt;0.5;[.L15]&lt;0.5;[.M15]&lt;0.5)" office:value-type="boolean" office:boolean-value="false" calcext:value-type="boolean">
            <text:p>FALSE</text:p>
          </table:table-cell>
          <table:table-cell table:number-columns-repeated="100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Pauline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6]/[.D$3]" office:value-type="percentage" office:value="0.8" calcext:value-type="percentage">
            <text:p>80.00%</text:p>
          </table:table-cell>
          <table:table-cell table:formula="of:=[.E16]/[.E$3]" office:value-type="percentage" office:value="0.95" calcext:value-type="percentage">
            <text:p>95.00%</text:p>
          </table:table-cell>
          <table:table-cell table:formula="of:=[.F16]/[.F$3]" office:value-type="percentage" office:value="0.89" calcext:value-type="percentage">
            <text:p>89.00%</text:p>
          </table:table-cell>
          <table:table-cell table:formula="of:=[.G16]/[.G$3]" office:value-type="percentage" office:value="1" calcext:value-type="percentage">
            <text:p>100.00%</text:p>
          </table:table-cell>
          <table:table-cell/>
          <table:table-cell table:formula="of:=OR([.J16]&lt;0.5;[.K16]&lt;0.5;[.L16]&lt;0.5;[.M16]&lt;0.5)" office:value-type="boolean" office:boolean-value="false" calcext:value-type="boolean">
            <text:p>FALSE</text:p>
          </table:table-cell>
          <table:table-cell table:number-columns-repeated="100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incent </text:p>
          </table:table-cell>
          <table:table-cell office:value-type="string" calcext:value-type="string">
            <text:p>Paul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7]/[.D$3]" office:value-type="percentage" office:value="1" calcext:value-type="percentage">
            <text:p>100.00%</text:p>
          </table:table-cell>
          <table:table-cell table:formula="of:=[.E17]/[.E$3]" office:value-type="percentage" office:value="0.9" calcext:value-type="percentage">
            <text:p>90.00%</text:p>
          </table:table-cell>
          <table:table-cell table:formula="of:=[.F17]/[.F$3]" office:value-type="percentage" office:value="0.98" calcext:value-type="percentage">
            <text:p>98.00%</text:p>
          </table:table-cell>
          <table:table-cell table:formula="of:=[.G17]/[.G$3]" office:value-type="percentage" office:value="1" calcext:value-type="percentage">
            <text:p>100.00%</text:p>
          </table:table-cell>
          <table:table-cell/>
          <table:table-cell table:formula="of:=OR([.J17]&lt;0.5;[.K17]&lt;0.5;[.L17]&lt;0.5;[.M17]&lt;0.5)" office:value-type="boolean" office:boolean-value="false" calcext:value-type="boolean">
            <text:p>FALSE</text:p>
          </table:table-cell>
          <table:table-cell table:number-columns-repeated="100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Christine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8]/[.D$3]" office:value-type="percentage" office:value="0.9" calcext:value-type="percentage">
            <text:p>90.00%</text:p>
          </table:table-cell>
          <table:table-cell table:formula="of:=[.E18]/[.E$3]" office:value-type="percentage" office:value="0.95" calcext:value-type="percentage">
            <text:p>95.00%</text:p>
          </table:table-cell>
          <table:table-cell table:formula="of:=[.F18]/[.F$3]" office:value-type="percentage" office:value="0.97" calcext:value-type="percentage">
            <text:p>97.00%</text:p>
          </table:table-cell>
          <table:table-cell table:formula="of:=[.G18]/[.G$3]" office:value-type="percentage" office:value="1" calcext:value-type="percentage">
            <text:p>100.00%</text:p>
          </table:table-cell>
          <table:table-cell/>
          <table:table-cell table:formula="of:=OR([.J18]&lt;0.5;[.K18]&lt;0.5;[.L18]&lt;0.5;[.M18]&lt;0.5)" office:value-type="boolean" office:boolean-value="false" calcext:value-type="boolean">
            <text:p>FALSE</text:p>
          </table:table-cell>
          <table:table-cell table:number-columns-repeated="100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Kenedy</text:p>
          </table:table-cell>
          <table:table-cell office:value-type="string" calcext:value-type="string">
            <text:p>Augustine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19]/[.D$3]" office:value-type="percentage" office:value="1" calcext:value-type="percentage">
            <text:p>100.00%</text:p>
          </table:table-cell>
          <table:table-cell table:formula="of:=[.E19]/[.E$3]" office:value-type="percentage" office:value="0.95" calcext:value-type="percentage">
            <text:p>95.00%</text:p>
          </table:table-cell>
          <table:table-cell table:formula="of:=[.F19]/[.F$3]" office:value-type="percentage" office:value="0.6" calcext:value-type="percentage">
            <text:p>60.00%</text:p>
          </table:table-cell>
          <table:table-cell table:formula="of:=[.G19]/[.G$3]" office:value-type="percentage" office:value="0" calcext:value-type="percentage">
            <text:p>0.00%</text:p>
          </table:table-cell>
          <table:table-cell/>
          <table:table-cell table:formula="of:=OR([.J19]&lt;0.5;[.K19]&lt;0.5;[.L19]&lt;0.5;[.M19]&lt;0.5)" office:value-type="boolean" office:boolean-value="true" calcext:value-type="boolean">
            <text:p>TRUE</text:p>
          </table:table-cell>
          <table:table-cell table:number-columns-repeated="100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Judy</text:p>
          </table:table-cell>
          <table:table-cell office:value-type="string" calcext:value-type="string">
            <text:p>Felicity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0]/[.D$3]" office:value-type="percentage" office:value="0.9" calcext:value-type="percentage">
            <text:p>90.00%</text:p>
          </table:table-cell>
          <table:table-cell table:formula="of:=[.E20]/[.E$3]" office:value-type="percentage" office:value="0.95" calcext:value-type="percentage">
            <text:p>95.00%</text:p>
          </table:table-cell>
          <table:table-cell table:formula="of:=[.F20]/[.F$3]" office:value-type="percentage" office:value="0.91" calcext:value-type="percentage">
            <text:p>91.00%</text:p>
          </table:table-cell>
          <table:table-cell table:formula="of:=[.G20]/[.G$3]" office:value-type="percentage" office:value="1" calcext:value-type="percentage">
            <text:p>100.00%</text:p>
          </table:table-cell>
          <table:table-cell/>
          <table:table-cell table:formula="of:=OR([.J20]&lt;0.5;[.K20]&lt;0.5;[.L20]&lt;0.5;[.M20]&lt;0.5)" office:value-type="boolean" office:boolean-value="false" calcext:value-type="boolean">
            <text:p>FALSE</text:p>
          </table:table-cell>
          <table:table-cell table:number-columns-repeated="100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ugustine</text:p>
          </table:table-cell>
          <table:table-cell office:value-type="string" calcext:value-type="string">
            <text:p>Mark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1]/[.D$3]" office:value-type="percentage" office:value="1" calcext:value-type="percentage">
            <text:p>100.00%</text:p>
          </table:table-cell>
          <table:table-cell table:formula="of:=[.E21]/[.E$3]" office:value-type="percentage" office:value="1" calcext:value-type="percentage">
            <text:p>100.00%</text:p>
          </table:table-cell>
          <table:table-cell table:formula="of:=[.F21]/[.F$3]" office:value-type="percentage" office:value="0.9" calcext:value-type="percentage">
            <text:p>90.00%</text:p>
          </table:table-cell>
          <table:table-cell table:formula="of:=[.G21]/[.G$3]" office:value-type="percentage" office:value="1" calcext:value-type="percentage">
            <text:p>100.00%</text:p>
          </table:table-cell>
          <table:table-cell/>
          <table:table-cell table:formula="of:=OR([.J21]&lt;0.5;[.K21]&lt;0.5;[.L21]&lt;0.5;[.M21]&lt;0.5)" office:value-type="boolean" office:boolean-value="false" calcext:value-type="boolean">
            <text:p>FALSE</text:p>
          </table:table-cell>
          <table:table-cell table:number-columns-repeated="1009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1009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009"/>
        </table:table-row>
        <table:table-row table:style-name="ro2">
          <table:table-cell table:style-name="Default"/>
          <table:table-cell/>
          <table:table-cell office:value-type="string" calcext:value-type="string">
            <text:p>Max</text:p>
          </table:table-cell>
          <table:table-cell table:style-name="Default" table:formula="of:=MAX([.D10:.D21])" office:value-type="float" office:value="10" calcext:value-type="float">
            <text:p>10</text:p>
          </table:table-cell>
          <table:table-cell table:style-name="Default" table:formula="of:=MAX([.E10:.E21])" office:value-type="float" office:value="20" calcext:value-type="float">
            <text:p>20</text:p>
          </table:table-cell>
          <table:table-cell table:style-name="Default" table:formula="of:=MAX([.F10:.F21])" office:value-type="float" office:value="98" calcext:value-type="float">
            <text:p>98</text:p>
          </table:table-cell>
          <table:table-cell table:style-name="Default" table:formula="of:=MAX([.G10:.G21])" office:value-type="float" office:value="1" calcext:value-type="float">
            <text:p>1</text:p>
          </table:table-cell>
          <table:table-cell table:number-columns-repeated="2"/>
          <table:table-cell table:style-name="ce11" table:formula="of:=MAX([.J10:.J21])" office:value-type="percentage" office:value="1" calcext:value-type="percentage">
            <text:p>100.00%</text:p>
          </table:table-cell>
          <table:table-cell table:style-name="ce11" table:formula="of:=MAX([.K10:.K21])" office:value-type="percentage" office:value="1" calcext:value-type="percentage">
            <text:p>100.00%</text:p>
          </table:table-cell>
          <table:table-cell table:style-name="ce11" table:formula="of:=MAX([.L10:.L21])" office:value-type="percentage" office:value="0.98" calcext:value-type="percentage">
            <text:p>98.00%</text:p>
          </table:table-cell>
          <table:table-cell table:style-name="ce11" table:formula="of:=MAX([.M10:.M21])" office:value-type="percentage" office:value="1" calcext:value-type="percentage">
            <text:p>100.00%</text:p>
          </table:table-cell>
          <table:table-cell/>
          <table:table-cell table:style-name="Default"/>
          <table:table-cell table:number-columns-repeated="1009"/>
        </table:table-row>
        <table:table-row table:style-name="ro2">
          <table:table-cell table:style-name="Default"/>
          <table:table-cell/>
          <table:table-cell office:value-type="string" calcext:value-type="string">
            <text:p>Min</text:p>
          </table:table-cell>
          <table:table-cell table:style-name="Default" table:formula="of:=MIN([.D10:.D21])" office:value-type="float" office:value="6" calcext:value-type="float">
            <text:p>6</text:p>
          </table:table-cell>
          <table:table-cell table:style-name="Default" table:formula="of:=MIN([.E10:.E21])" office:value-type="float" office:value="14" calcext:value-type="float">
            <text:p>14</text:p>
          </table:table-cell>
          <table:table-cell table:style-name="Default" table:formula="of:=MIN([.F10:.F21])" office:value-type="float" office:value="60" calcext:value-type="float">
            <text:p>60</text:p>
          </table:table-cell>
          <table:table-cell table:style-name="Default" table:formula="of:=MIN([.G10:.G21])" office:value-type="float" office:value="0" calcext:value-type="float">
            <text:p>0</text:p>
          </table:table-cell>
          <table:table-cell table:number-columns-repeated="2"/>
          <table:table-cell table:style-name="ce11" table:formula="of:=MIN([.J10:.J21])" office:value-type="percentage" office:value="0.6" calcext:value-type="percentage">
            <text:p>60.00%</text:p>
          </table:table-cell>
          <table:table-cell table:style-name="ce11" table:formula="of:=MIN([.K10:.K21])" office:value-type="percentage" office:value="0.7" calcext:value-type="percentage">
            <text:p>70.00%</text:p>
          </table:table-cell>
          <table:table-cell table:style-name="ce11" table:formula="of:=MIN([.L10:.L21])" office:value-type="percentage" office:value="0.6" calcext:value-type="percentage">
            <text:p>60.00%</text:p>
          </table:table-cell>
          <table:table-cell table:style-name="ce11" table:formula="of:=MIN([.M10:.M21])" office:value-type="percentage" office:value="0" calcext:value-type="percentage">
            <text:p>0.00%</text:p>
          </table:table-cell>
          <table:table-cell/>
          <table:table-cell table:style-name="Default"/>
          <table:table-cell table:number-columns-repeated="1009"/>
        </table:table-row>
        <table:table-row table:style-name="ro2">
          <table:table-cell table:style-name="Default"/>
          <table:table-cell/>
          <table:table-cell office:value-type="string" calcext:value-type="string">
            <text:p>Average</text:p>
          </table:table-cell>
          <table:table-cell table:style-name="ce6" table:formula="of:=AVERAGE([.D10:.D21])" office:value-type="float" office:value="8.58333333333333" calcext:value-type="float">
            <text:p>8.58</text:p>
          </table:table-cell>
          <table:table-cell table:style-name="ce6" table:formula="of:=AVERAGE([.E10:.E21])" office:value-type="float" office:value="18.0833333333333" calcext:value-type="float">
            <text:p>18.08</text:p>
          </table:table-cell>
          <table:table-cell table:style-name="ce6" table:formula="of:=AVERAGE([.F10:.F21])" office:value-type="float" office:value="88.6666666666667" calcext:value-type="float">
            <text:p>88.67</text:p>
          </table:table-cell>
          <table:table-cell table:style-name="ce6" table:formula="of:=AVERAGE([.G10:.G21])" office:value-type="float" office:value="0.833333333333333" calcext:value-type="float">
            <text:p>0.83</text:p>
          </table:table-cell>
          <table:table-cell table:number-columns-repeated="2"/>
          <table:table-cell table:style-name="ce11" table:formula="of:=AVERAGE([.J10:.J21])" office:value-type="percentage" office:value="0.858333333333333" calcext:value-type="percentage">
            <text:p>85.83%</text:p>
          </table:table-cell>
          <table:table-cell table:style-name="ce11" table:formula="of:=AVERAGE([.K10:.K21])" office:value-type="percentage" office:value="0.904166666666667" calcext:value-type="percentage">
            <text:p>90.42%</text:p>
          </table:table-cell>
          <table:table-cell table:style-name="ce11" table:formula="of:=AVERAGE([.L10:.L21])" office:value-type="percentage" office:value="0.886666666666667" calcext:value-type="percentage">
            <text:p>88.67%</text:p>
          </table:table-cell>
          <table:table-cell table:style-name="ce11" table:formula="of:=AVERAGE([.M10:.M21])" office:value-type="percentage" office:value="0.833333333333333" calcext:value-type="percentage">
            <text:p>83.33%</text:p>
          </table:table-cell>
          <table:table-cell/>
          <table:table-cell table:style-name="Default"/>
          <table:table-cell table:number-columns-repeated="1009"/>
        </table:table-row>
        <table:table-row table:style-name="ro2">
          <table:table-cell table:style-name="Default"/>
          <table:table-cell/>
          <table:table-cell office:value-type="string" calcext:value-type="string">
            <text:p>Total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009"/>
        </table:table-row>
        <calcext:conditional-formats>
          <calcext:conditional-format calcext:target-range-address="Sheet1.D5:Sheet1.D21">
            <calcext:icon-set calcext:icon-set-type="3TrafficLights2">
              <calcext:formatting-entry calcext:value="0" calcext:type="percent"/>
              <calcext:formatting-entry calcext:value="6" calcext:type="number"/>
              <calcext:formatting-entry calcext:value="7.5" calcext:type="number"/>
            </calcext:icon-set>
          </calcext:conditional-format>
          <calcext:conditional-format calcext:target-range-address="Sheet1.E5:Sheet1.E21">
            <calcext:icon-set calcext:icon-set-type="4TrafficLights">
              <calcext:formatting-entry calcext:value="0" calcext:type="percent"/>
              <calcext:formatting-entry calcext:value="8" calcext:type="number"/>
              <calcext:formatting-entry calcext:value="14" calcext:type="number"/>
              <calcext:formatting-entry calcext:value="15" calcext:type="number"/>
            </calcext:icon-set>
          </calcext:conditional-format>
          <calcext:conditional-format calcext:target-range-address="Sheet1.F5:Sheet1.F21">
            <calcext:icon-set calcext:icon-set-type="3TrafficLights2">
              <calcext:formatting-entry calcext:value="0" calcext:type="percent"/>
              <calcext:formatting-entry calcext:value="50" calcext:type="percent"/>
              <calcext:formatting-entry calcext:value="60" calcext:type="percent"/>
            </calcext:icon-set>
          </calcext:conditional-format>
          <calcext:conditional-format calcext:target-range-address="Sheet1.G5:Sheet1.G22">
            <calcext:icon-set calcext:icon-set-type="3TrafficLights2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  <calcext:conditional-format calcext:target-range-address="Sheet1.J5:Sheet1.M21">
            <calcext:icon-set calcext:icon-set-type="3TrafficLights1">
              <calcext:formatting-entry calcext:value="0" calcext:type="percent"/>
              <calcext:formatting-entry calcext:value="50" calcext:type="percent"/>
              <calcext:formatting-entry calcext:value="51" calcext:type="percent"/>
            </calcext:icon-set>
          </calcext:conditional-format>
          <calcext:conditional-format calcext:target-range-address="Sheet1.O5:Sheet1.O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06:53:09.019400984</meta:creation-date>
    <dc:date>2024-05-17T08:50:51.995038014</dc:date>
    <meta:editing-duration>PT8M33S</meta:editing-duration>
    <meta:editing-cycles>2</meta:editing-cycles>
    <meta:generator>LibreOffice/7.3.7.2$Linux_X86_64 LibreOffice_project/30$Build-2</meta:generator>
    <meta:document-statistic meta:table-count="1" meta:cell-count="25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59cm" svg:y="0.316cm" chart:style-name="ch2">
          <text:p>Safety Test Results</text:p>
        </chart:title>
        <chart:legend chart:legend-position="end" svg:x="13.737cm" svg:y="4.201cm" style:legend-expansion="high" chart:style-name="ch3"/>
        <chart:plot-area chart:style-name="ch4" table:cell-range-address="Sheet1.D5:Sheet1.D21" svg:x="1.331cm" svg:y="1.275cm" svg:width="12.086cm" svg:height="6.564cm">
          <chart:coordinate-region svg:x="1.952cm" svg:y="1.474cm" svg:width="11.465cm" svg:height="5.718cm"/>
          <chart:axis chart:dimension="x" chart:name="primary-x" chart:style-name="ch5">
            <chart:title svg:x="6.391cm" svg:y="8.019cm" chart:style-name="ch6">
              <text:p>Employee ID</text:p>
            </chart:title>
          </chart:axis>
          <chart:axis chart:dimension="y" chart:name="primary-y" chart:style-name="ch7">
            <chart:title svg:x="0.451cm" svg:y="5.038cm" chart:style-name="ch8">
              <text:p>Score</text:p>
            </chart:title>
            <chart:grid chart:style-name="ch9" chart:class="major"/>
          </chart:axis>
          <chart:series chart:style-name="ch10" chart:values-cell-range-address="Sheet1.D5:Sheet1.D21" chart:class="chart:ba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D5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8.993cm" xlink:href=".." xlink:type="simple" chart:class="chart:bar" chart:style-name="ch1">
        <chart:title svg:x="4.5cm" svg:y="0.315cm" chart:style-name="ch2">
          <text:p>Company Philosophy Test Results</text:p>
        </chart:title>
        <chart:legend chart:legend-position="end" svg:x="13.729cm" svg:y="4.197cm" style:legend-expansion="high" chart:style-name="ch3"/>
        <chart:plot-area chart:style-name="ch4" table:cell-range-address="Sheet1.E5:Sheet1.E21" svg:x="1.33cm" svg:y="1.273cm" svg:width="12.08cm" svg:height="6.56cm">
          <chart:coordinate-region svg:x="1.951cm" svg:y="1.472cm" svg:width="11.459cm" svg:height="5.714cm"/>
          <chart:axis chart:dimension="x" chart:name="primary-x" chart:style-name="ch5">
            <chart:title svg:x="6.387cm" svg:y="8.012cm" chart:style-name="ch6">
              <text:p>Employee ID</text:p>
            </chart:title>
          </chart:axis>
          <chart:axis chart:dimension="y" chart:name="primary-y" chart:style-name="ch7">
            <chart:title svg:x="0.451cm" svg:y="5.034cm" chart:style-name="ch8">
              <text:p>Score</text:p>
            </chart:title>
            <chart:grid chart:style-name="ch9" chart:class="major"/>
          </chart:axis>
          <chart:series chart:style-name="ch10" chart:values-cell-range-address="Sheet1.E5:Sheet1.E21" chart:class="chart:ba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">
                <text:p>19</text:p>
                <draw:g>
                  <svg:desc>Sheet1.E5:Sheet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